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pple-system" svg:font-family="apple-system, BlinkMacSystemFont, 'Segoe UI', 'Liberation Sans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ea48"/>
    </style:style>
    <style:style style:name="P2" style:family="paragraph" style:parent-style-name="Standard">
      <style:text-properties officeooo:rsid="001aea48" officeooo:paragraph-rsid="001aea48"/>
    </style:style>
    <style:style style:name="P3" style:family="paragraph" style:parent-style-name="Standard">
      <style:text-properties officeooo:rsid="001aea48" officeooo:paragraph-rsid="001c8a40"/>
    </style:style>
    <style:style style:name="P4" style:family="paragraph" style:parent-style-name="Standard">
      <style:text-properties officeooo:rsid="001aea48" officeooo:paragraph-rsid="001d6091"/>
    </style:style>
    <style:style style:name="P5" style:family="paragraph" style:parent-style-name="Standard">
      <style:text-properties officeooo:rsid="001aea48" officeooo:paragraph-rsid="001f282d"/>
    </style:style>
    <style:style style:name="P6" style:family="paragraph" style:parent-style-name="Standard">
      <style:text-properties officeooo:rsid="001d6091" officeooo:paragraph-rsid="001d6091"/>
    </style:style>
    <style:style style:name="P7" style:family="paragraph" style:parent-style-name="Standard">
      <style:text-properties officeooo:rsid="001d6091" officeooo:paragraph-rsid="001f282d"/>
    </style:style>
    <style:style style:name="P8" style:family="paragraph" style:parent-style-name="Standard">
      <style:text-properties officeooo:rsid="001f282d" officeooo:paragraph-rsid="001f282d"/>
    </style:style>
    <style:style style:name="P9" style:family="paragraph" style:parent-style-name="Standard">
      <style:text-properties style:font-name="Liberation Serif1" officeooo:rsid="001a4d73" officeooo:paragraph-rsid="001a4d73"/>
    </style:style>
    <style:style style:name="P10" style:family="paragraph" style:parent-style-name="Standard">
      <style:text-properties style:font-name="Liberation Serif1" officeooo:rsid="001aea48" officeooo:paragraph-rsid="001aea48"/>
    </style:style>
    <style:style style:name="P11" style:family="paragraph" style:parent-style-name="Standard">
      <style:text-properties style:font-name="Liberation Serif1" officeooo:rsid="001c8a40" officeooo:paragraph-rsid="001c8a40"/>
    </style:style>
    <style:style style:name="P12" style:family="paragraph" style:parent-style-name="Standard">
      <style:text-properties style:font-name="Liberation Serif1" officeooo:rsid="001c8a40" officeooo:paragraph-rsid="001f282d"/>
    </style:style>
    <style:style style:name="P13" style:family="paragraph" style:parent-style-name="Standard">
      <style:text-properties style:font-name="Liberation Serif1" officeooo:rsid="001c8a40" officeooo:paragraph-rsid="001d6091"/>
    </style:style>
    <style:style style:name="P14" style:family="paragraph" style:parent-style-name="Standard">
      <style:text-properties style:font-name="Liberation Serif1" officeooo:rsid="001d6091" officeooo:paragraph-rsid="001d6091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a4d73"/>
    </style:style>
    <style:style style:name="T3" style:family="text">
      <style:text-properties style:font-name="Liberation Serif1" officeooo:rsid="001aea48"/>
    </style:style>
    <style:style style:name="T4" style:family="text">
      <style:text-properties style:font-name="Liberation Serif1" officeooo:rsid="001c8a40"/>
    </style:style>
    <style:style style:name="T5" style:family="text">
      <style:text-properties style:font-name="Liberation Serif1" officeooo:rsid="001d6091"/>
    </style:style>
    <style:style style:name="T6" style:family="text">
      <style:text-properties style:font-name="Liberation Serif1" officeooo:rsid="001f282d"/>
    </style:style>
    <style:style style:name="T7" style:family="text">
      <style:text-properties fo:font-variant="normal" fo:text-transform="none" fo:color="#232629" loext:opacity="100%" style:font-name="apple-system" fo:font-size="11.25pt" fo:letter-spacing="normal" fo:font-style="normal" fo:font-weight="normal" officeooo:rsid="001aea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 Comment est alors représenté l'entier négatif –1 ?</text:p>
      <text:p text:style-name="P9">1111 1111 1111 1111</text:p>
      <text:p text:style-name="P9">b) Quels entiers relatifs peut-on représenter avec des mots de 8 bits ? Combien sont-ils ?</text:p>
      <text:p text:style-name="P9">256 <text:s/>possibilités 0 -128 / 127</text:p>
      <text:p text:style-name="P9">c) Mêmes questions pour 32 et 64 bits.</text:p>
      <text:p text:style-name="P9">32 : 0 -2 147 783 648 / + 2 147 783 648 </text:p>
      <text:p text:style-name="P1"><text:span text:style-name="T2">64 : 0 </text:span><text:span text:style-name="T7">-9,223,372,036,854,775,808 / 9,223,372,036,854,775,807</text:span><text:span text:style-name="T3"> </text:span></text:p>
      <text:p text:style-name="P10"/>
      <text:p text:style-name="P10">d) Trouver la représentation binaire sur 8 bits des entiers relatifs 127 et –127.</text:p>
      <text:p text:style-name="P10"/>
      <text:p text:style-name="P2"><text:span text:style-name="T1">+127 : 0111 </text:span><text:span text:style-name="T4">1111</text:span></text:p>
      <text:p text:style-name="P10">-128 : 1000 0000</text:p>
      <text:p text:style-name="P10"/>
      <text:p text:style-name="P10">e) Trouver la représentation décimale des entiers relatifs dont la représentation binaire sur huit bits est</text:p>
      <text:p text:style-name="P3"><text:span text:style-name="T1">(0111 1111)2 </text:span><text:span text:style-name="T4">= 127</text:span></text:p>
      <text:p text:style-name="P3"><text:span text:style-name="T1">(1000 0001)2 </text:span><text:span text:style-name="T4">= -128</text:span></text:p>
      <text:p text:style-name="P11"/>
      <text:p text:style-name="P11">a) Utiliser les formats d'affichage en Python afin de représenter a = 42 et b = - 42 sur 8 bits en C2 (se rappeler qu’en C2,</text:p>
      <text:p text:style-name="P11">les entiers relatifs sont représentés par leur valeur modulo 2</text:p>
      <text:p text:style-name="P11">nombre de bits).</text:p>
      <text:p text:style-name="P6"><text:span text:style-name="T4">4</text:span><text:span text:style-name="T1">2 : </text:span><text:span text:style-name="T4">"00101010"</text:span></text:p>
      <text:p text:style-name="P7"><text:span text:style-name="T4">-</text:span><text:span text:style-name="T1">42 : </text:span><text:span text:style-name="T4">"-0101001"</text:span></text:p>
      <text:p text:style-name="P12"/>
      <text:p text:style-name="P11"/>
      <text:p text:style-name="P11">b) Effectuer l'opération c = b + 1 et afficher en C2.</text:p>
      <text:p text:style-name="P3"><text:span text:style-name="T4">-</text:span><text:span text:style-name="T6">41</text:span></text:p>
      <text:p text:style-name="P11">c) Afficher l'opposé de c : d = − c et afficher en C2.</text:p>
      <text:p text:style-name="P8"><text:span text:style-name="T4">4</text:span><text:span text:style-name="T1">1</text:span></text:p>
      <text:p text:style-name="P11">d) Afficher l'addition de e = d + b et afficher en C2. Comment interpréter ce résultat ?</text:p>
      <text:p text:style-name="P12">0</text:p>
      <text:p text:style-name="P11">e) Passage à 32 bits. Refaire les mêmes calculs et affichages mais cette fois-ci sur 32 bits. Affichez les limites de</text:p>
      <text:p text:style-name="P11">représentations sur 32bits. Note : en Python l'exposant est noté : ** par exemple x</text:p>
      <text:p text:style-name="P11">2</text:p>
      <text:p text:style-name="P11">est codé ainsi : x**2.</text:p>
      <text:p text:style-name="P11">4294967296</text:p>
      <text:p text:style-name="P11"/>
      <text:p text:style-name="P11">f) Passage à 64 bits. Refaire la même chose cette fois-ci en format double précision (64 bits).</text:p>
      <text:p text:style-name="P11">18446744073709551616</text:p>
      <text:p text:style-name="P11">g) Comment inverser la conversion ? Vous devez partir d'une chaine représentant un nombre codé en C2 sur par exemple</text:p>
      <text:p text:style-name="P5"><text:span text:style-name="T4">8 bits : "11010111" </text:span><text:span text:style-name="T6">= 215</text:span></text:p>
      <text:p text:style-name="P5"><text:span text:style-name="T4">ou encore "00101010" </text:span><text:span text:style-name="T6">= 42</text:span></text:p>
      <text:p text:style-name="P11"/>
      <text:p text:style-name="P11"/>
      <text:p text:style-name="P11">Comment savoir si c'est un positif ou un négatif ?</text:p>
      <text:p text:style-name="P6"><text:span text:style-name="T4">P</text:span><text:span text:style-name="T1">ar le premier bit</text:span></text:p>
      <text:p text:style-name="P14"/>
      <text:p text:style-name="P11">Compléter ce code afin d'obtenir cet affichage à partir des mêmes chaînes en entrée.</text:p>
      <text:p text:style-name="P11">print(int("11010111",2))</text:p>
      <text:p text:style-name="P11"><text:soft-page-break/>print(int("00101010",2))</text:p>
      <text:p text:style-name="P11"/>
      <text:p text:style-name="P4"><text:span text:style-name="T4">print(</text:span><text:span text:style-name="T5">int(</text:span><text:span text:style-name="T4">"-0101001",</text:span><text:span text:style-name="T5">2)</text:span><text:span text:style-name="T4">)</text:span></text:p>
      <text:p text:style-name="P13">print(int("00101010",2))</text:p>
      <text:p text:style-name="P11"/>
      <text:p text:style-name="P11">Affichage :</text:p>
      <text:p text:style-name="P11">215</text:p>
      <text:p text:style-name="P11">42</text:p>
      <text:p text:style-name="P11">-41</text:p>
      <text:p text:style-name="P11">42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pple-system" svg:font-family="apple-system, BlinkMacSystemFont, 'Segoe UI', 'Liberation Sans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08:40:58.322000000</meta:creation-date>
    <dc:date>2021-10-14T09:26:06.103000000</dc:date>
    <meta:editing-duration>PT4M4S</meta:editing-duration>
    <meta:editing-cycles>1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46" meta:word-count="331" meta:character-count="1806" meta:non-whitespace-character-count="1518"/>
  </office:meta>
</office:document-meta>
</file>